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b47804"/>
    </style:style>
    <style:style style:name="ce4" style:family="table-cell" style:parent-style-name="Default">
      <style:table-cell-properties fo:background-color="#127622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6" style:family="table-cell" style:parent-style-name="Default">
      <style:table-cell-properties fo:background-color="#b2b2b2" fo:border="0.74pt solid #0000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dde8cb" fo:border="0.74pt solid #000000"/>
    </style:style>
    <style:style style:name="ce11" style:family="table-cell" style:parent-style-name="Default" style:data-style-name="N0">
      <style:table-cell-properties fo:background-color="#dde8cb" fo:border="0.74pt solid #000000"/>
    </style:style>
    <style:style style:name="ce12" style:family="table-cell" style:parent-style-name="Default">
      <style:table-cell-properties fo:background-color="#729fcf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ff6d6d"/>
    </style:style>
    <style:style style:name="ce14" style:family="table-cell" style:parent-style-name="Default">
      <style:table-cell-properties fo:background-color="#ffa6a6" style:text-align-source="fix" style:repeat-content="false"/>
      <style:paragraph-properties fo:text-align="end" fo:margin-left="0cm"/>
    </style:style>
    <style:style style:name="T1" style:family="text">
      <style:text-properties style:text-position="33% 58%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01 - Interp. polinomial (3 dados)" table:style-name="ta1">
        <table:table-column table:style-name="co1" table:number-columns-repeated="26" table:default-cell-style-name="Default"/>
        <table:table-row table:style-name="ro1">
          <table:table-cell table:style-name="ce1" office:value-type="string" calcext:value-type="string">
            <text:p>DADOS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1" office:value-type="float" office:value="1" calcext:value-type="float">
            <text:p>1</text:p>
          </table:table-cell>
          <table:table-cell table:style-name="ce5" table:formula="of:=3" office:value-type="float" office:value="3" calcext:value-type="float">
            <text:p>3</text:p>
          </table:table-cell>
          <table:table-cell table:style-name="ce5" table:formula="of:=5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style-name="ce5" table:formula="of:=21" office:value-type="float" office:value="21" calcext:value-type="float">
            <text:p>21</text:p>
          </table:table-cell>
          <table:table-cell table:style-name="ce5" table:formula="of:=31" office:value-type="float" office:value="31" calcext:value-type="float">
            <text:p>31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Prever x =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number-columns-repeated="7"/>
          <table:table-cell table:number-columns-repeated="1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7" office:value-type="string" calcext:value-type="string">
            <text:p>MATRIZ A dos X dados</text:p>
          </table:table-cell>
          <table:table-cell table:style-name="ce7" table:number-columns-repeated="2"/>
          <table:table-cell/>
          <table:table-cell table:style-name="ce12" office:value-type="string" calcext:value-type="string">
            <text:p>MATRIZ B dos Y dados</text:p>
          </table:table-cell>
          <table:table-cell table:number-columns-repeated="2"/>
          <table:table-cell table:style-name="ce13" office:value-type="string" calcext:value-type="string">
            <text:p>Matriz C dos coeficientes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calcext:value-type="string">
            <text:p>X<text:span text:style-name="T1">0</text:span></text:p>
          </table:table-cell>
          <table:table-cell table:style-name="ce8" office:value-type="string" calcext:value-type="string">
            <text:p>X<text:span text:style-name="T1">1</text:span></text:p>
          </table:table-cell>
          <table:table-cell table:style-name="ce8" office:value-type="string" calcext:value-type="string">
            <text:p>X<text:span text:style-name="T1">2</text:span></text:p>
          </table:table-cell>
          <table:table-cell table:number-columns-repeated="22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B2]" office:value-type="float" office:value="1" calcext:value-type="float">
            <text:p>1</text:p>
          </table:table-cell>
          <table:table-cell table:style-name="ce9" table:formula="of:=[.C9]^2" office:value-type="float" office:value="1" calcext:value-type="float">
            <text:p>1</text:p>
          </table:table-cell>
          <table:table-cell/>
          <table:table-cell table:style-name="ce9" table:formula="of:=[.B3]" office:value-type="float" office:value="10" calcext:value-type="float">
            <text:p>10</text:p>
          </table:table-cell>
          <table:table-cell table:number-columns-repeated="2"/>
          <table:table-cell table:style-name="ce14" office:value-type="string" calcext:value-type="string">
            <text:p>a0=</text:p>
          </table:table-cell>
          <table:table-cell table:style-name="ce9" table:number-matrix-columns-spanned="1" table:number-matrix-rows-spanned="3" table:formula="of:=MMULT(MINVERSE([.B9:.D11]);[.F9:.F11])" office:value-type="float" office:value="4.125" calcext:value-type="float">
            <text:p>4,125</text:p>
          </table:table-cell>
          <table:table-cell office:value-type="string" calcext:value-type="string">
            <text:p>x<text:span text:style-name="T1">0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C2]" office:value-type="float" office:value="3" calcext:value-type="float">
            <text:p>3</text:p>
          </table:table-cell>
          <table:table-cell table:style-name="ce9" table:formula="of:=[.C10]^2" office:value-type="float" office:value="9" calcext:value-type="float">
            <text:p>9</text:p>
          </table:table-cell>
          <table:table-cell/>
          <table:table-cell table:style-name="ce9" table:formula="of:=[.C3]" office:value-type="float" office:value="21" calcext:value-type="float">
            <text:p>21</text:p>
          </table:table-cell>
          <table:table-cell table:number-columns-repeated="2"/>
          <table:table-cell table:style-name="ce14" office:value-type="string" calcext:value-type="string">
            <text:p>a1=</text:p>
          </table:table-cell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x<text:span text:style-name="T1">1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D2]" office:value-type="float" office:value="5" calcext:value-type="float">
            <text:p>5</text:p>
          </table:table-cell>
          <table:table-cell table:style-name="ce9" table:formula="of:=[.C11]^2" office:value-type="float" office:value="25" calcext:value-type="float">
            <text:p>25</text:p>
          </table:table-cell>
          <table:table-cell/>
          <table:table-cell table:style-name="ce9" table:formula="of:=[.D3]" office:value-type="float" office:value="31" calcext:value-type="float">
            <text:p>31</text:p>
          </table:table-cell>
          <table:table-cell table:number-columns-repeated="2"/>
          <table:table-cell table:style-name="ce14" office:value-type="string" calcext:value-type="string">
            <text:p>a2=</text:p>
          </table:table-cell>
          <table:table-cell table:style-name="ce9" office:value-type="float" office:value="-0.125" calcext:value-type="float">
            <text:p>-0,125</text:p>
          </table:table-cell>
          <table:table-cell office:value-type="string" calcext:value-type="string">
            <text:p>x<text:span text:style-name="T1">2</text:span></text:p>
          </table:table-cell>
          <table:table-cell table:number-columns-repeated="1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4" office:value-type="string" calcext:value-type="string">
            <text:p>Previsao y =</text:p>
          </table:table-cell>
          <table:table-cell table:style-name="ce10" table:formula="of:=IF([.B4]=&quot;&quot;;&quot;&quot;;[.$J$9]+[.$J$10]*[.B4]+[.$J$11]*[.B4]^2)" office:value-type="float" office:value="15.625" calcext:value-type="float">
            <text:p>15,625</text:p>
          </table:table-cell>
          <table:table-cell table:style-name="ce10" table:formula="of:=IF([.C4]=&quot;&quot;;&quot;&quot;;[.$J$9]+[.$J$10]*[.C4]+[.$J$11]*[.C4]^2)" office:value-type="float" office:value="26.125" calcext:value-type="float">
            <text:p>26,125</text:p>
          </table:table-cell>
          <table:table-cell table:style-name="ce11" table:formula="of:=IF([.D4]=&quot;&quot;;&quot;&quot;;[.$J$9]+[.$J$10]*[.D4]+[.$J$11]*[.D4]^2)" office:value-type="float" office:value="-155" calcext:value-type="float">
            <text:p>-155</text:p>
          </table:table-cell>
          <table:table-cell table:style-name="ce10" table:formula="of:=IF([.E4]=&quot;&quot;;&quot;&quot;;[.$J$9]+[.$J$10]*[.E4]+[.$J$11]*[.E4]^2)">
            <text:p/>
          </table:table-cell>
          <table:table-cell table:style-name="ce10" table:formula="of:=IF([.F4]=&quot;&quot;;&quot;&quot;;[.$J$9]+[.$J$10]*[.F4]+[.$J$11]*[.F4]^2)">
            <text:p/>
          </table:table-cell>
          <table:table-cell table:style-name="ce10" table:formula="of:=IF([.G4]=&quot;&quot;;&quot;&quot;;[.$J$9]+[.$J$10]*[.G4]+[.$J$11]*[.G4]^2)">
            <text:p/>
          </table:table-cell>
          <table:table-cell table:style-name="ce10" table:formula="of:=IF([.H4]=&quot;&quot;;&quot;&quot;;[.$J$9]+[.$J$10]*[.H4]+[.$J$11]*[.H4]^2)">
            <text:p/>
          </table:table-cell>
          <table:table-cell table:style-name="ce10" table:formula="of:=IF([.I4]=&quot;&quot;;&quot;&quot;;[.$J$9]+[.$J$10]*[.I4]+[.$J$11]*[.I4]^2)">
            <text:p/>
          </table:table-cell>
          <table:table-cell table:style-name="ce10" table:formula="of:=IF([.J4]=&quot;&quot;;&quot;&quot;;[.$J$9]+[.$J$10]*[.J4]+[.$J$11]*[.J4]^2)">
            <text:p/>
          </table:table-cell>
          <table:table-cell table:style-name="ce10" table:formula="of:=IF([.K4]=&quot;&quot;;&quot;&quot;;[.$J$9]+[.$J$10]*[.K4]+[.$J$11]*[.K4]^2)">
            <text:p/>
          </table:table-cell>
          <table:table-cell table:style-name="ce10" table:formula="of:=IF([.L4]=&quot;&quot;;&quot;&quot;;[.$J$9]+[.$J$10]*[.L4]+[.$J$11]*[.L4]^2)">
            <text:p/>
          </table:table-cell>
          <table:table-cell table:style-name="ce10" table:formula="of:=IF([.M4]=&quot;&quot;;&quot;&quot;;[.$J$9]+[.$J$10]*[.M4]+[.$J$11]*[.M4]^2)">
            <text:p/>
          </table:table-cell>
          <table:table-cell table:style-name="ce10" table:formula="of:=IF([.N4]=&quot;&quot;;&quot;&quot;;[.$J$9]+[.$J$10]*[.N4]+[.$J$11]*[.N4]^2)">
            <text:p/>
          </table:table-cell>
          <table:table-cell table:style-name="ce10" table:formula="of:=IF([.O4]=&quot;&quot;;&quot;&quot;;[.$J$9]+[.$J$10]*[.O4]+[.$J$11]*[.O4]^2)">
            <text:p/>
          </table:table-cell>
          <table:table-cell table:style-name="ce10" table:formula="of:=IF([.P4]=&quot;&quot;;&quot;&quot;;[.$J$9]+[.$J$10]*[.P4]+[.$J$11]*[.P4]^2)">
            <text:p/>
          </table:table-cell>
          <table:table-cell table:style-name="ce10" table:formula="of:=IF([.Q4]=&quot;&quot;;&quot;&quot;;[.$J$9]+[.$J$10]*[.Q4]+[.$J$11]*[.Q4]^2)">
            <text:p/>
          </table:table-cell>
          <table:table-cell table:style-name="ce10" table:formula="of:=IF([.R4]=&quot;&quot;;&quot;&quot;;[.$J$9]+[.$J$10]*[.R4]+[.$J$11]*[.R4]^2)">
            <text:p/>
          </table:table-cell>
          <table:table-cell table:style-name="ce10" table:formula="of:=IF([.S4]=&quot;&quot;;&quot;&quot;;[.$J$9]+[.$J$10]*[.S4]+[.$J$11]*[.S4]^2)">
            <text:p/>
          </table:table-cell>
          <table:table-cell table:style-name="ce10" table:formula="of:=IF([.T4]=&quot;&quot;;&quot;&quot;;[.$J$9]+[.$J$10]*[.T4]+[.$J$11]*[.T4]^2)">
            <text:p/>
          </table:table-cell>
          <table:table-cell table:style-name="ce10" table:formula="of:=IF([.U4]=&quot;&quot;;&quot;&quot;;[.$J$9]+[.$J$10]*[.U4]+[.$J$11]*[.U4]^2)">
            <text:p/>
          </table:table-cell>
          <table:table-cell table:style-name="ce10" table:formula="of:=IF([.V4]=&quot;&quot;;&quot;&quot;;[.$J$9]+[.$J$10]*[.V4]+[.$J$11]*[.V4]^2)">
            <text:p/>
          </table:table-cell>
          <table:table-cell table:style-name="ce10" table:formula="of:=IF([.W4]=&quot;&quot;;&quot;&quot;;[.$J$9]+[.$J$10]*[.W4]+[.$J$11]*[.W4]^2)">
            <text:p/>
          </table:table-cell>
          <table:table-cell table:style-name="ce10" table:formula="of:=IF([.X4]=&quot;&quot;;&quot;&quot;;[.$J$9]+[.$J$10]*[.X4]+[.$J$11]*[.X4]^2)">
            <text:p/>
          </table:table-cell>
          <table:table-cell table:style-name="ce10" table:formula="of:=IF([.Y4]=&quot;&quot;;&quot;&quot;;[.$J$9]+[.$J$10]*[.Y4]+[.$J$11]*[.Y4]^2)">
            <text:p/>
          </table:table-cell>
          <table:table-cell table:style-name="ce10" table:formula="of:=IF([.Z4]=&quot;&quot;;&quot;&quot;;[.$J$9]+[.$J$10]*[.Z4]+[.$J$11]*[.Z4]^2)">
            <text:p/>
          </table:table-cell>
        </table:table-row>
      </table:table>
      <table:table table:name="02 - Interp. polinomial (4 dados)" table:style-name="ta1">
        <table:table-column table:style-name="co1" table:number-columns-repeated="27" table:default-cell-style-name="Default"/>
        <table:table-row table:style-name="ro1">
          <table:table-cell table:style-name="ce1" office:value-type="string" calcext:value-type="string">
            <text:p>DADOS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2" office:value-type="float" office:value="2" calcext:value-type="float">
            <text:p>2</text:p>
          </table:table-cell>
          <table:table-cell table:style-name="ce5" table:formula="of:=4" office:value-type="float" office:value="4" calcext:value-type="float">
            <text:p>4</text:p>
          </table:table-cell>
          <table:table-cell table:style-name="ce5" table:formula="of:=6" office:value-type="float" office:value="6" calcext:value-type="float">
            <text:p>6</text:p>
          </table:table-cell>
          <table:table-cell table:style-name="ce5" table:formula="of:=8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05" calcext:value-type="float">
            <text:p>405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Prever x =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7"/>
          <table:table-cell table:number-columns-repeated="15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7" office:value-type="string" calcext:value-type="string">
            <text:p>MATRIZ A dos X dados</text:p>
          </table:table-cell>
          <table:table-cell table:style-name="ce7" table:number-columns-repeated="3"/>
          <table:table-cell/>
          <table:table-cell table:style-name="ce12" office:value-type="string" calcext:value-type="string">
            <text:p>MATRIZ B dos Y dados</text:p>
          </table:table-cell>
          <table:table-cell table:number-columns-repeated="2"/>
          <table:table-cell table:style-name="ce13" office:value-type="string" calcext:value-type="string">
            <text:p>Matriz C dos coeficientes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calcext:value-type="string">
            <text:p>X<text:span text:style-name="T1">0</text:span></text:p>
          </table:table-cell>
          <table:table-cell table:style-name="ce8" office:value-type="string" calcext:value-type="string">
            <text:p>X<text:span text:style-name="T1">1</text:span></text:p>
          </table:table-cell>
          <table:table-cell table:style-name="ce8" office:value-type="string" calcext:value-type="string">
            <text:p>X<text:span text:style-name="T1">2</text:span></text:p>
          </table:table-cell>
          <table:table-cell table:style-name="ce8" office:value-type="string" calcext:value-type="string">
            <text:p>X<text:span text:style-name="T2">3</text:span></text:p>
          </table:table-cell>
          <table:table-cell table:number-columns-repeated="22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B2]" office:value-type="float" office:value="2" calcext:value-type="float">
            <text:p>2</text:p>
          </table:table-cell>
          <table:table-cell table:style-name="ce9" table:formula="of:=[.C9]^2" office:value-type="float" office:value="4" calcext:value-type="float">
            <text:p>4</text:p>
          </table:table-cell>
          <table:table-cell table:style-name="ce9" table:formula="of:=[.C9]^3" office:value-type="float" office:value="8" calcext:value-type="float">
            <text:p>8</text:p>
          </table:table-cell>
          <table:table-cell/>
          <table:table-cell table:style-name="ce9" table:formula="of:=[.B3]" office:value-type="float" office:value="6" calcext:value-type="float">
            <text:p>6</text:p>
          </table:table-cell>
          <table:table-cell table:number-columns-repeated="2"/>
          <table:table-cell table:style-name="ce14" office:value-type="string" calcext:value-type="string">
            <text:p>a0=</text:p>
          </table:table-cell>
          <table:table-cell table:style-name="ce9" table:number-matrix-columns-spanned="1" table:number-matrix-rows-spanned="4" table:formula="of:=MMULT(MINVERSE([.B9:.E12]);[.G9:.G12])" office:value-type="float" office:value="-125" calcext:value-type="float">
            <text:p>-125</text:p>
          </table:table-cell>
          <table:table-cell office:value-type="string" calcext:value-type="string">
            <text:p>x<text:span text:style-name="T1">0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C2]" office:value-type="float" office:value="4" calcext:value-type="float">
            <text:p>4</text:p>
          </table:table-cell>
          <table:table-cell table:style-name="ce9" table:formula="of:=[.C10]^2" office:value-type="float" office:value="16" calcext:value-type="float">
            <text:p>16</text:p>
          </table:table-cell>
          <table:table-cell table:style-name="ce9" table:formula="of:=[.C10]^3" office:value-type="float" office:value="64" calcext:value-type="float">
            <text:p>64</text:p>
          </table:table-cell>
          <table:table-cell/>
          <table:table-cell table:style-name="ce9" table:formula="of:=[.C3]" office:value-type="float" office:value="24" calcext:value-type="float">
            <text:p>24</text:p>
          </table:table-cell>
          <table:table-cell table:number-columns-repeated="2"/>
          <table:table-cell table:style-name="ce14" office:value-type="string" calcext:value-type="string">
            <text:p>a1=</text:p>
          </table:table-cell>
          <table:table-cell table:style-name="ce9" office:value-type="float" office:value="122.25" calcext:value-type="float">
            <text:p>122,25</text:p>
          </table:table-cell>
          <table:table-cell office:value-type="string" calcext:value-type="string">
            <text:p>x<text:span text:style-name="T1">1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D2]" office:value-type="float" office:value="6" calcext:value-type="float">
            <text:p>6</text:p>
          </table:table-cell>
          <table:table-cell table:style-name="ce9" table:formula="of:=[.C11]^2" office:value-type="float" office:value="36" calcext:value-type="float">
            <text:p>36</text:p>
          </table:table-cell>
          <table:table-cell table:style-name="ce9" table:formula="of:=[.C11]^3" office:value-type="float" office:value="216" calcext:value-type="float">
            <text:p>216</text:p>
          </table:table-cell>
          <table:table-cell/>
          <table:table-cell table:style-name="ce9" table:formula="of:=[.D3]" office:value-type="float" office:value="100" calcext:value-type="float">
            <text:p>100</text:p>
          </table:table-cell>
          <table:table-cell table:number-columns-repeated="2"/>
          <table:table-cell table:style-name="ce14" office:value-type="string" calcext:value-type="string">
            <text:p>a2=</text:p>
          </table:table-cell>
          <table:table-cell table:style-name="ce9" office:value-type="float" office:value="-35.5" calcext:value-type="float">
            <text:p>-35,5</text:p>
          </table:table-cell>
          <table:table-cell office:value-type="string" calcext:value-type="string">
            <text:p>x<text:span text:style-name="T1">2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E2]" office:value-type="float" office:value="8" calcext:value-type="float">
            <text:p>8</text:p>
          </table:table-cell>
          <table:table-cell table:style-name="ce9" table:formula="of:=[.C12]^2" office:value-type="float" office:value="64" calcext:value-type="float">
            <text:p>64</text:p>
          </table:table-cell>
          <table:table-cell table:style-name="ce9" table:formula="of:=[.C12]^3" office:value-type="float" office:value="512" calcext:value-type="float">
            <text:p>512</text:p>
          </table:table-cell>
          <table:table-cell/>
          <table:table-cell table:style-name="ce9" table:formula="of:=[.E3]" office:value-type="float" office:value="405" calcext:value-type="float">
            <text:p>405</text:p>
          </table:table-cell>
          <table:table-cell table:number-columns-repeated="2"/>
          <table:table-cell table:style-name="ce14" office:value-type="string" calcext:value-type="string">
            <text:p>a3=</text:p>
          </table:table-cell>
          <table:table-cell table:style-name="ce9" office:value-type="float" office:value="3.5625" calcext:value-type="float">
            <text:p>3,5625</text:p>
          </table:table-cell>
          <table:table-cell office:value-type="string" calcext:value-type="string">
            <text:p>x<text:span text:style-name="T1">3</text:span></text:p>
          </table:table-cell>
          <table:table-cell table:number-columns-repeated="15"/>
        </table:table-row>
        <table:table-row table:style-name="ro1">
          <table:table-cell table:number-columns-repeated="27"/>
        </table:table-row>
        <table:table-row table:style-name="ro1">
          <table:table-cell table:style-name="ce4" office:value-type="string" calcext:value-type="string">
            <text:p>Previsao y =</text:p>
          </table:table-cell>
          <table:table-cell table:style-name="ce10" table:formula="of:=IF([.B4]=&quot;&quot;;&quot;&quot;;[.$K$9]+[.$K$10]*[.B4]+[.$K$11]*[.B4]^2+[.$K$12]*[.B4]^3)" office:value-type="float" office:value="6.00000000000006" calcext:value-type="float">
            <text:p>6,00000000000006</text:p>
          </table:table-cell>
          <table:table-cell table:style-name="ce10" table:formula="of:=IF([.C4]=&quot;&quot;;&quot;&quot;;[.$K$9]+[.$K$10]*[.C4]+[.$K$11]*[.C4]^2+[.$K$12]*[.C4]^3)" office:value-type="float" office:value="24.0000000000001" calcext:value-type="float">
            <text:p>24,0000000000001</text:p>
          </table:table-cell>
          <table:table-cell table:style-name="ce10" table:formula="of:=IF([.D4]=&quot;&quot;;&quot;&quot;;[.$K$9]+[.$K$10]*[.D4]+[.$K$11]*[.D4]^2+[.$K$12]*[.D4]^3)" office:value-type="float" office:value="100" calcext:value-type="float">
            <text:p>100</text:p>
          </table:table-cell>
          <table:table-cell table:style-name="ce11" table:formula="of:=IF([.E4]=&quot;&quot;;&quot;&quot;;[.$K$9]+[.$K$10]*[.E4]+[.$K$11]*[.E4]^2+[.$K$12]*[.E4]^3)" office:value-type="float" office:value="405" calcext:value-type="float">
            <text:p>405</text:p>
          </table:table-cell>
          <table:table-cell table:style-name="ce10" table:formula="of:=IF([.F4]=&quot;&quot;;&quot;&quot;;[.$K$9]+[.$K$10]*[.F4]+[.$K$11]*[.F4]^2+[.$K$12]*[.F4]^3)">
            <text:p/>
          </table:table-cell>
          <table:table-cell table:style-name="ce10" table:formula="of:=IF([.G4]=&quot;&quot;;&quot;&quot;;[.$K$9]+[.$K$10]*[.G4]+[.$K$11]*[.G4]^2+[.$K$12]*[.G4]^3)">
            <text:p/>
          </table:table-cell>
          <table:table-cell table:style-name="ce10" table:formula="of:=IF([.H4]=&quot;&quot;;&quot;&quot;;[.$K$9]+[.$K$10]*[.H4]+[.$K$11]*[.H4]^2+[.$K$12]*[.H4]^3)">
            <text:p/>
          </table:table-cell>
          <table:table-cell table:style-name="ce10" table:formula="of:=IF([.I4]=&quot;&quot;;&quot;&quot;;[.$K$9]+[.$K$10]*[.I4]+[.$K$11]*[.I4]^2+[.$K$12]*[.I4]^3)">
            <text:p/>
          </table:table-cell>
          <table:table-cell table:style-name="ce10" table:formula="of:=IF([.J4]=&quot;&quot;;&quot;&quot;;[.$K$9]+[.$K$10]*[.J4]+[.$K$11]*[.J4]^2+[.$K$12]*[.J4]^3)">
            <text:p/>
          </table:table-cell>
          <table:table-cell table:style-name="ce10" table:formula="of:=IF([.K4]=&quot;&quot;;&quot;&quot;;[.$K$9]+[.$K$10]*[.K4]+[.$K$11]*[.K4]^2+[.$K$12]*[.K4]^3)">
            <text:p/>
          </table:table-cell>
          <table:table-cell table:style-name="ce10" table:formula="of:=IF([.L4]=&quot;&quot;;&quot;&quot;;[.$K$9]+[.$K$10]*[.L4]+[.$K$11]*[.L4]^2+[.$K$12]*[.L4]^3)">
            <text:p/>
          </table:table-cell>
          <table:table-cell table:style-name="ce10" table:formula="of:=IF([.M4]=&quot;&quot;;&quot;&quot;;[.$K$9]+[.$K$10]*[.M4]+[.$K$11]*[.M4]^2+[.$K$12]*[.M4]^3)">
            <text:p/>
          </table:table-cell>
          <table:table-cell table:style-name="ce10" table:formula="of:=IF([.N4]=&quot;&quot;;&quot;&quot;;[.$K$9]+[.$K$10]*[.N4]+[.$K$11]*[.N4]^2+[.$K$12]*[.N4]^3)">
            <text:p/>
          </table:table-cell>
          <table:table-cell table:style-name="ce10" table:formula="of:=IF([.O4]=&quot;&quot;;&quot;&quot;;[.$K$9]+[.$K$10]*[.O4]+[.$K$11]*[.O4]^2+[.$K$12]*[.O4]^3)">
            <text:p/>
          </table:table-cell>
          <table:table-cell table:style-name="ce10" table:formula="of:=IF([.P4]=&quot;&quot;;&quot;&quot;;[.$K$9]+[.$K$10]*[.P4]+[.$K$11]*[.P4]^2+[.$K$12]*[.P4]^3)">
            <text:p/>
          </table:table-cell>
          <table:table-cell table:style-name="ce10" table:formula="of:=IF([.Q4]=&quot;&quot;;&quot;&quot;;[.$K$9]+[.$K$10]*[.Q4]+[.$K$11]*[.Q4]^2+[.$K$12]*[.Q4]^3)">
            <text:p/>
          </table:table-cell>
          <table:table-cell table:style-name="ce10" table:formula="of:=IF([.R4]=&quot;&quot;;&quot;&quot;;[.$K$9]+[.$K$10]*[.R4]+[.$K$11]*[.R4]^2+[.$K$12]*[.R4]^3)">
            <text:p/>
          </table:table-cell>
          <table:table-cell table:style-name="ce10" table:formula="of:=IF([.S4]=&quot;&quot;;&quot;&quot;;[.$K$9]+[.$K$10]*[.S4]+[.$K$11]*[.S4]^2+[.$K$12]*[.S4]^3)">
            <text:p/>
          </table:table-cell>
          <table:table-cell table:style-name="ce10" table:formula="of:=IF([.T4]=&quot;&quot;;&quot;&quot;;[.$K$9]+[.$K$10]*[.T4]+[.$K$11]*[.T4]^2+[.$K$12]*[.T4]^3)">
            <text:p/>
          </table:table-cell>
          <table:table-cell table:style-name="ce10" table:formula="of:=IF([.U4]=&quot;&quot;;&quot;&quot;;[.$K$9]+[.$K$10]*[.U4]+[.$K$11]*[.U4]^2+[.$K$12]*[.U4]^3)">
            <text:p/>
          </table:table-cell>
          <table:table-cell table:style-name="ce10" table:formula="of:=IF([.V4]=&quot;&quot;;&quot;&quot;;[.$K$9]+[.$K$10]*[.V4]+[.$K$11]*[.V4]^2+[.$K$12]*[.V4]^3)">
            <text:p/>
          </table:table-cell>
          <table:table-cell table:style-name="ce10" table:formula="of:=IF([.W4]=&quot;&quot;;&quot;&quot;;[.$K$9]+[.$K$10]*[.W4]+[.$K$11]*[.W4]^2+[.$K$12]*[.W4]^3)">
            <text:p/>
          </table:table-cell>
          <table:table-cell table:style-name="ce10" table:formula="of:=IF([.X4]=&quot;&quot;;&quot;&quot;;[.$K$9]+[.$K$10]*[.X4]+[.$K$11]*[.X4]^2+[.$K$12]*[.X4]^3)">
            <text:p/>
          </table:table-cell>
          <table:table-cell table:style-name="ce10" table:formula="of:=IF([.Y4]=&quot;&quot;;&quot;&quot;;[.$K$9]+[.$K$10]*[.Y4]+[.$K$11]*[.Y4]^2+[.$K$12]*[.Y4]^3)">
            <text:p/>
          </table:table-cell>
          <table:table-cell table:style-name="ce10" table:formula="of:=IF([.Z4]=&quot;&quot;;&quot;&quot;;[.$K$9]+[.$K$10]*[.Z4]+[.$K$11]*[.Z4]^2+[.$K$12]*[.Z4]^3)">
            <text:p/>
          </table:table-cell>
          <table:table-cell table:style-name="ce10" table:formula="of:=IF([.AA4]=&quot;&quot;;&quot;&quot;;[.$K$9]+[.$K$10]*[.AA4]+[.$K$11]*[.AA4]^2+[.$K$12]*[.AA4]^3)">
            <text:p/>
          </table:table-cell>
        </table:table-row>
        <table:table-row table:style-name="ro1" table:number-rows-repeated="11">
          <table:table-cell table:number-columns-repeated="27"/>
        </table:table-row>
        <table:table-row table:style-name="ro1">
          <table:table-cell table:number-columns-repeated="14"/>
          <table:table-cell office:value-type="string" calcext:value-type="string">
            <text:p>aa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3">00/00/0000</text:date>, <text:time style:data-style-name="N2" text:time-value="09:14:51.84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1T21:22:10.658000000</meta:creation-date>
    <meta:generator>LibreOffice/24.8.0.3$Windows_X86_64 LibreOffice_project/0bdf1299c94fe897b119f97f3c613e9dca6be583</meta:generator>
    <dc:date>2024-08-23T10:45:57.312000000</dc:date>
    <meta:editing-duration>PT2H5M27S</meta:editing-duration>
    <meta:editing-cycles>17</meta:editing-cycles>
    <meta:document-statistic meta:table-count="2" meta:cell-count="149" meta:object-count="0"/>
  </office:meta>
</office:document-meta>
</file>